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officeooo:rsid="001c07ce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size="12pt" fo:font-style="normal" style:text-underline-style="none" officeooo:rsid="001c07ce" officeooo:paragraph-rsid="001c07ce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style:text-underline-style="none" officeooo:rsid="001c07ce" officeooo:paragraph-rsid="001f5069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size="12pt" fo:font-style="normal" style:text-underline-style="none" officeooo:rsid="001d6ee9" officeooo:paragraph-rsid="001d6ee9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10" style:family="paragraph" style:parent-style-name="Standard" style:list-style-name="L1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officeooo:rsid="001d6ee9"/>
    </style:style>
    <style:style style:name="T2" style:family="text">
      <style:text-properties officeooo:rsid="001f50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d'un jeu chronométré</text:p>
      <text:p text:style-name="Standard"/>
      <text:p text:style-name="Standard"/>
      <text:p text:style-name="Standard"/>
      <text:p text:style-name="P1">Analyse</text:p>
      <text:p text:style-name="P1"/>
      <text:p text:style-name="P3">Cdc : </text:p>
      <text:p text:style-name="P3"/>
      <text:p text:style-name="P3">-Un seul terminal à disposition.</text:p>
      <text:p text:style-name="P3"/>
      <text:p text:style-name="P3">-2 joueurs : chacun joue à tour de rôle</text:p>
      <text:p text:style-name="P3"/>
      <text:p text:style-name="P3">-temps de la partie et temps par coup limité -&gt; réglable et affiché (coups) dans le menu</text:p>
      <text:p text:style-name="P3"/>
      <text:p text:style-name="P3">-fin coup = fin fct jouer</text:p>
      <text:p text:style-name="P3"/>
      <text:p text:style-name="P3">-fin d'une partie = coup gagnant, temps global écoulé, ou temps coup écoulé.</text:p>
      <text:p text:style-name="P3"/>
      <text:p text:style-name="P3">-le Menu + partie en coups affiché à l'écran</text:p>
      <text:p text:style-name="P3"><text:tab/></text:p>
      <text:p text:style-name="P3">-différents choix dans le menu :</text:p>
      <text:p text:style-name="P3"><text:tab/>-New game: Noms joueurs, tps jeu(global &amp; coup) + nom de la partie</text:p>
      <text:p text:style-name="P3"><text:tab/>-Load partie : Saisir nom partie</text:p>
      <text:p text:style-name="P3"><text:tab/>-Interrupt &amp; save : en fin de tour (possible amélioration à quand on veut)</text:p>
      <text:p text:style-name="P3"><text:tab/>-Pause : interrupt clock </text:p>
      <text:p text:style-name="P3"><text:tab/>-Resume</text:p>
      <text:p text:style-name="P3"><text:tab/>-Historique</text:p>
      <text:p text:style-name="P3"><text:tab/>-Exit</text:p>
      <text:p text:style-name="P3"><text:tab/>/cmd (jouer() -&gt; renvoi coup valide ? gagnant ?)</text:p>
      <text:p text:style-name="P3"/>
      <text:p text:style-name="P3">-un fichier par partie (en .histo)</text:p>
      <text:p text:style-name="P3"/>
      <text:p text:style-name="P3">-fin partie =&gt; retour menu + effacement liste en cours + gagnant</text:p>
      <text:p text:style-name="P3"/>
      <text:p text:style-name="P3">-time en sec pour le coup</text:p>
      <text:p text:style-name="P3"/>
      <text:p text:style-name="P3">-type de sauvegarde <text:s/>imposé (cf sujet)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tude technique</text:p>
      <text:p text:style-name="P1"/>
      <text:p text:style-name="P3">*affichage temps partie + coup : 3 possibilités </text:p>
      <text:p text:style-name="P3"><text:tab/>-avec le menu</text:p>
      <text:p text:style-name="P3"><text:tab/>-dans la partie</text:p>
      <text:p text:style-name="P3"><text:tab/>-son propre thread</text:p>
      <text:p text:style-name="P3"/>
      <text:p text:style-name="P3">Où l'afficher ? (pb rafraichissement si dans le même terminal) : garder le même ou dans un autre terminal</text:p>
      <text:p text:style-name="P3"/>
      <text:p text:style-name="P3">*Sauvegarde données(lors de création partie) : RAM ou dans un fichier pour partiee en cours</text:p>
      <text:p text:style-name="P3"/>
      <text:p text:style-name="P3"><text:tab/>-RAM : déjà découpé, déjà chargé, protégé des autres programmes, mais plus compliqué à coder(structure), et ça consomme, sensible à l'autocorruption.</text:p>
      <text:p text:style-name="P3"><text:tab/>-fichier : pas dans la mémoire, nécessite un dossier temporaire, l'utiliser pendant le jeu (le rafraichir), pas protégé , à détruire si copié pour save ou fin de partie.</text:p>
      <text:p text:style-name="P3"/>
      <text:p text:style-name="P3"/>
      <text:p text:style-name="P3">***Protection à mettre dans le rapport mais PAS le faire</text:p>
      <text:p text:style-name="P3"/>
      <text:p text:style-name="P3">*Chargement partie : donner le nom du fichier</text:p>
      <text:p text:style-name="P3">Possibilités : -lister dans un répertoire, puis choix par switch -&gt; très DUR</text:p>
      <text:p text:style-name="P3"><text:tab/> <text:s text:c="8"/>-saisir le nom et c'est parti ! </text:p>
      <text:p text:style-name="P3"/>
      <text:p text:style-name="P3"><text:tab/><text:tab/><text:tab/>Doit renvoyer le nom partie, noms joueurs, <text:s/>le temps global, temps par coup</text:p>
      <text:list xml:id="list4992849754634058379" text:style-name="L1">
        <text:list-item>
          <text:list>
            <text:list-item>
              <text:list>
                <text:list-item>
                  <text:list>
                    <text:list-header>
                      <text:p text:style-name="P10">temps global en cours ( et temps par coup en cours =&gt; le compter ou pas )</text:p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>*Interrupt/Save : format imposé</text:p>
      <text:p text:style-name="P3"><text:tab/><text:tab/>-RAM </text:p>
      <text:p text:style-name="P3"><text:tab/><text:tab/>-Fichier : copié ou déplacé</text:p>
      <text:p text:style-name="P3"/>
      <text:p text:style-name="P3">(quitter une partie en cours sans la save =&gt; pas prévu)</text:p>
      <text:p text:style-name="P3"/>
      <text:p text:style-name="P3">*Pause: Interrompre le jeu i.e le temps global et temps par coups</text:p>
      <text:p text:style-name="P3"><text:tab/>(et pouvoir la quitter en sauvegardant ?)</text:p>
      <text:p text:style-name="P3"/>
      <text:p text:style-name="P3">*Reprise</text:p>
      <text:p text:style-name="P3"/>
      <text:p text:style-name="P3"/>
      <text:p text:style-name="P3">*Histo : interdit pendant une partie</text:p>
      <text:p text:style-name="P3">comme charger</text:p>
      <text:p text:style-name="P3"/>
      <text:p text:style-name="P3">*Exit : demander de sauvegarder avant ou pas ??? Ce serait cool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Synchronisation</text:p>
      <text:p text:style-name="P5"/>
      <text:p text:style-name="P5"/>
      <text:p text:style-name="P6">3 threads : menu-jeu-temps</text:p>
      <text:p text:style-name="P6"/>
      <text:p text:style-name="P6">Thread menu comprend le chargement/lecture et la fin du programme.</text:p>
      <text:p text:style-name="P6">Thread jeu : param du jeu, le jeu</text:p>
      <text:p text:style-name="P6">Thread temps : temps global-temps par joueur</text:p>
      <text:p text:style-name="P6"/>
      <text:p text:style-name="P6">Menu gère le controle des threads</text:p>
      <text:p text:style-name="P6"/>
      <text:p text:style-name="P8"/>
      <text:p text:style-name="P6">Synchro entre :</text:p>
      <text:p text:style-name="P6"/>
      <text:p text:style-name="P6">-jeu et temps : démarrage simultané !</text:p>
      <text:p text:style-name="P6"><text:tab/><text:tab/>dès qu'un coup se termine -&gt; jeu attend le redémarrage temps/coups </text:p>
      <text:p text:style-name="P6"><text:tab/><text:tab/>temps/coup écoulé -&gt; fin game + joueur en cours PERDANT</text:p>
      <text:p text:style-name="P7"><text:tab/><text:tab/>dès qu'un joueur gagne -&gt; arrêt TEMPS (global et coup)<text:line-break/><text:tab/><text:tab/><text:span text:style-name="T1">temps global écoulé -&gt; fin partie (QUI gagne ?)</text:span></text:p>
      <text:p text:style-name="P7"/>
      <text:p text:style-name="P7">-<text:span text:style-name="T2">jeu et menu</text:span><text:tab/><text:tab/></text:p>
      <text:p text:style-name="P6"><text:tab/><text:tab/></text:p>
      <text:p text:style-name="P6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tab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24S</meta:editing-duration>
    <meta:editing-cycles>12</meta:editing-cycles>
    <meta:generator>LibreOffice/4.2.7.2$Linux_X86_64 LibreOffice_project/420m0$Build-2</meta:generator>
    <dc:date>2014-12-02T13:01:11.525857107</dc:date>
    <meta:document-statistic meta:table-count="0" meta:image-count="0" meta:object-count="0" meta:page-count="3" meta:paragraph-count="63" meta:word-count="473" meta:character-count="2683" meta:non-whitespace-character-count="2216"/>
    <meta:user-defined meta:name="Info 1"/>
    <meta:user-defined meta:name="Info 2"/>
    <meta:user-defined meta:name="Info 3"/>
    <meta:user-defined meta:name="Info 4"/>
  </office:meta>
</office:document-meta>
</file>